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c64" officeooo:paragraph-rsid="0000ac64"/>
    </style:style>
    <style:style style:name="P2" style:family="paragraph" style:parent-style-name="Standard">
      <style:text-properties officeooo:rsid="0001b944" officeooo:paragraph-rsid="0001b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h bin auch nur ein Test</text:p>
      <text:p text:style-name="P1"/>
      <text:p text:style-name="P2">Kleine Ände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21T13:28:46.070000000</dc:date>
    <meta:editing-duration>PT9S</meta:editing-duration>
    <meta:editing-cycles>2</meta:editing-cycles>
    <meta:document-statistic meta:table-count="0" meta:image-count="0" meta:object-count="0" meta:page-count="1" meta:paragraph-count="2" meta:word-count="8" meta:character-count="40" meta:non-whitespace-character-count="34"/>
  </office:meta>
</office:document-meta>
</file>